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style:font-size-asian="17.5pt" style:font-size-complex="20pt"/>
    </style:style>
    <style:style style:name="T3" style:family="text">
      <style:text-properties fo:font-size="54pt" style:font-size-asian="54pt" style:font-size-complex="5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wTo: Como fazer Café</text:p>
      <text:p text:style-name="P2"/>
      <text:list xml:id="list1171736565" text:style-name="L1">
        <text:list-item>
          <text:p text:style-name="P3"><text:span text:style-name="T1">Encha a vasilha da cafeteira com água.</text:span></text:p>
        </text:list-item>
        <text:list-item>
          <text:p text:style-name="P3"><text:span text:style-name="T1">Coloque a água no recipiente traseiro(OLHA!) da cafeteira</text:span></text:p>
        </text:list-item>
        <text:list-item>
          <text:p text:style-name="P3"><text:span text:style-name="T1">Coloque o filtro de papel no recipiente apropriado</text:span></text:p>
        </text:list-item>
        <text:list-item>
          <text:p text:style-name="P3"><text:span text:style-name="T1">Coloque </text:span><text:span text:style-name="T3">5 </text:span><text:span text:style-name="T2">colheres de pó de café no FILTRO</text:span></text:p>
        </text:list-item>
        <text:list-item>
          <text:p text:style-name="P3"><text:span text:style-name="T2">Ligue a cafeteira</text:span></text:p>
        </text:list-item>
        <text:list-item>
          <text:p text:style-name="P3"><text:span text:style-name="T2">Espere o recipiente encher, e coloque o café na garrafa</text:span></text:p>
        </text:list-item>
      </text:list>
      <text:p text:style-name="P2"/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arsis Azevedo</meta:initial-creator>
    <meta:creation-date>2010-09-14T19:55:47</meta:creation-date>
    <meta:printed-by>Tarsis Azevedo</meta:printed-by>
    <meta:print-date>2010-09-14T20:08:57</meta:print-date>
    <meta:document-statistic meta:table-count="0" meta:image-count="0" meta:object-count="0" meta:page-count="1" meta:paragraph-count="7" meta:word-count="55" meta:character-count="293"/>
    <dc:date>2010-09-14T20:17:29</dc:date>
    <dc:creator>Tarsis Azevedo</dc:creator>
    <meta:editing-duration>PT00H06M31S</meta:editing-duration>
    <meta:editing-cycles>1</meta:editing-cycles>
    <meta:generator>OpenOffice.org/3.2$Linux OpenOffice.org_project/320m12$Build-9483</meta:generator>
  </office:meta>
</office:document-meta>
</file>